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91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2728in"/>
    </style:style>
    <style:style style:name="co4" style:family="table-column">
      <style:table-column-properties fo:break-before="auto" style:column-width="0.1953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663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2B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3-7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rubhub-13-7.tsp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184" calcext:value-type="float">
            <text:p>80.184</text:p>
          </table:table-cell>
          <table:table-cell office:value-type="float" office:value="48.7592" calcext:value-type="float">
            <text:p>48.7592</text:p>
          </table:table-cell>
          <table:table-cell office:value-type="float" office:value="92.0736" calcext:value-type="float">
            <text:p>92.0736</text:p>
          </table:table-cell>
          <table:table-cell office:value-type="float" office:value="3" calcext:value-type="float">
            <text:p>3</text:p>
          </table:table-cell>
          <table:table-cell office:value-type="float" office:value="7200.23" calcext:value-type="float">
            <text:p>7200.23</text:p>
          </table:table-cell>
          <table:table-cell office:value-type="float" office:value="36.8696" calcext:value-type="float">
            <text:p>36.8696</text:p>
          </table:table-cell>
          <table:table-cell office:value-type="string" calcext:value-type="string">
            <text:p>Feasible</text:p>
          </table:table-cell>
          <table:table-cell office:value-type="float" office:value="36.8696" calcext:value-type="float">
            <text:p>36.8696</text:p>
          </table:table-cell>
          <table:table-cell office:value-type="float" office:value="38.9978" calcext:value-type="float">
            <text:p>38.9978</text:p>
          </table:table-cell>
          <table:table-cell office:value-type="float" office:value="5.45723" calcext:value-type="float">
            <text:p>5.4572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office:value-type="string" calcext:value-type="string">
            <text:p>Sol Val</text:p>
          </table:table-cell>
          <table:table-cell office:value-type="string" calcext:value-type="string">
            <text:p>sol Sta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grubhub-14-6.tsp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2.3728" calcext:value-type="float">
            <text:p>82.3728</text:p>
          </table:table-cell>
          <table:table-cell office:value-type="float" office:value="72.4484" calcext:value-type="float">
            <text:p>72.4484</text:p>
          </table:table-cell>
          <table:table-cell office:value-type="float" office:value="100.335" calcext:value-type="float">
            <text:p>100.335</text:p>
          </table:table-cell>
          <table:table-cell office:value-type="float" office:value="3" calcext:value-type="float">
            <text:p>3</text:p>
          </table:table-cell>
          <table:table-cell office:value-type="float" office:value="7193.96" calcext:value-type="float">
            <text:p>7193.96</text:p>
          </table:table-cell>
          <table:table-cell office:value-type="float" office:value="54.486" calcext:value-type="float">
            <text:p>54.486</text:p>
          </table:table-cell>
          <table:table-cell office:value-type="string" calcext:value-type="string">
            <text:p>Feasible</text:p>
          </table:table-cell>
          <table:table-cell office:value-type="float" office:value="54.486" calcext:value-type="float">
            <text:p>54.486</text:p>
          </table:table-cell>
          <table:table-cell office:value-type="float" office:value="69.0174" calcext:value-type="float">
            <text:p>69.0174</text:p>
          </table:table-cell>
          <table:table-cell office:value-type="float" office:value="21.0547" calcext:value-type="float">
            <text:p>21.05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2:10:25.296593222</meta:creation-date>
    <dc:date>2020-12-16T22:25:29.425880004</dc:date>
    <meta:editing-duration>PT15M3S</meta:editing-duration>
    <meta:editing-cycles>2</meta:editing-cycles>
    <meta:generator>LibreOffice/6.4.6.2$Linux_X86_64 LibreOffice_project/40$Build-2</meta:generator>
    <meta:document-statistic meta:table-count="1" meta:cell-count="45" meta:object-count="0"/>
  </office:meta>
</office:document-meta>
</file>